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2">do text</text:span></text:p><text:p text:style-name="P6"><text:span text:style-name="T22">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2">do text</text:span></text:p><text:p text:style-name="P6"><text:span text:style-name="T22">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1">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20">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displayValue(self.Vocabulary('SSC')[0], self.get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displayValue(self.Vocabulary('folderZone')[0], self.get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displayValue(self.Vocabulary('RCU')[0], self.get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9">do text if '330-2'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9">do text if '330-2' not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6T09:06:19</dc:date>
    <dc:language>fr-FR</dc:language>
    <meta:editing-cycles>69</meta:editing-cycles>
    <meta:editing-duration>P1DT9H18M28S</meta:editing-duration>
    <dc:creator>sde </dc:creator>
    <meta:document-statistic meta:table-count="0" meta:image-count="0" meta:object-count="0" meta:page-count="2" meta:paragraph-count="37" meta:word-count="543" meta:character-count="3997"/>
    <meta:user-defined meta:name="Info 1"/>
    <meta:user-defined meta:name="Info 2"/>
    <meta:user-defined meta:name="Info 3"/>
    <meta:user-defined meta:name="Info 4"/>
  </office:meta>
</office:document-meta>
</file>